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Default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Default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Default"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Default" office:value-type="float" office:value="0.0172839095530358" calcext:value-type="float">
            <text:p>0.017283909553036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.017941750754297" calcext:value-type="float">
            <text:p>0.017941750754297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0.0165816992521286" calcext:value-type="float">
            <text:p>0.016581699252129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460804821303" calcext:value-type="float">
            <text:p>0.01514608048213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05298618501957" calcext:value-type="float">
            <text:p>0.805298618501957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table:style-name="Default"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863422555228" calcext:value-type="float">
            <text:p>0.015186342255523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ce1"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table:style-name="ce1"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table:style-name="ce1"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ce1" office:value-type="float" office:value="0.0191497980698184" calcext:value-type="float">
            <text:p>0.019149798069818</text:p>
          </table:table-cell>
          <table:table-cell office:value-type="string" calcext:value-type="string">
            <text:p>Q</text:p>
          </table:table-cell>
          <table:table-cell table:style-name="ce1" office:value-type="float" office:value="0.0189588606556165" calcext:value-type="float">
            <text:p>0.018958860655617</text:p>
          </table:table-cell>
          <table:table-cell office:value-type="string" calcext:value-type="string">
            <text:p>M</text:p>
          </table:table-cell>
          <table:table-cell table:style-name="ce9" office:value-type="float" office:value="0.0187412158896526" calcext:value-type="float">
            <text:p>0.018741215889653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AD,N), (AD,AB)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4:38:17.906144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3T16:18:58.934017579</dc:date>
    <meta:editing-duration>PT13H45M43S</meta:editing-duration>
    <meta:editing-cycles>78</meta:editing-cycles>
    <meta:generator>LibreOffice/6.0.7.3$Linux_X86_64 LibreOffice_project/00m0$Build-3</meta:generator>
    <meta:document-statistic meta:table-count="6" meta:cell-count="400" meta:object-count="0"/>
  </office:meta>
</office:document-meta>
</file>